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draw:fill="none" draw:textarea-horizontal-align="justify" draw:textarea-vertical-align="middle" draw:auto-grow-height="false" fo:min-height="1.25cm" fo:min-width="4.25cm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svg:stroke-linecap="butt" draw:fill="none" draw:textarea-horizontal-align="justify" draw:textarea-vertical-align="middle" draw:auto-grow-height="false" fo:min-height="0.75cm" fo:min-width="2.75cm"/>
      <style:paragraph-properties style:writing-mode="lr-tb"/>
    </style:style>
    <style:style style:name="gr3" style:family="graphic" style:parent-style-name="standard">
      <style:graphic-properties svg:stroke-color="#000000" draw:marker-end="Стили_20_стрелок_20_1" draw:textarea-horizontal-align="center" draw:textarea-vertical-align="middle"/>
    </style:style>
    <style:style style:name="gr4" style:family="graphic" style:parent-style-name="standard">
      <style:graphic-properties svg:stroke-color="#000000" draw:stroke-linejoin="round" draw:fill="none" draw:textarea-horizontal-align="justify" draw:textarea-vertical-align="middle" draw:auto-grow-height="false" fo:min-height="1.25cm" fo:min-width="4.5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round" draw:fill="none" draw:textarea-horizontal-align="justify" draw:textarea-vertical-align="middle" draw:auto-grow-height="false" fo:min-height="1.17cm" fo:min-width="4.4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stroke-linejoin="round" draw:fill="none" draw:textarea-horizontal-align="justify" draw:textarea-vertical-align="middle" draw:auto-grow-height="false" fo:min-height="0.17cm" fo:min-width="0.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-width="0.438cm" draw:marker-end="Стили_20_стрелок_20_1" draw:marker-end-width="0.438cm" draw:stroke-linejoin="round" svg:stroke-linecap="butt" draw:textarea-horizontal-align="center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color="#000000" draw:marker-end="Стили_20_стрелок_20_1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3" style:family="graphic" style:parent-style-name="objectwithoutfill">
      <style:graphic-properties svg:stroke-color="#000000" draw:marker-start="Стили_20_стрелок_20_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objectwithoutfill">
      <style:graphic-properties svg:stroke-color="#000000" draw:marker-start="" draw:marker-end="Стили_20_стрелок_20_1" draw:fill="none" draw:textarea-vertical-align="middle"/>
    </style:style>
    <style:style style:name="gr16" style:family="graphic" style:parent-style-name="standard">
      <style:graphic-properties draw:stroke="dash" draw:stroke-dash="Dash" svg:stroke-color="#000000" draw:stroke-linejoin="round" svg:stroke-linecap="butt" draw:fill="none" draw:textarea-horizontal-align="justify" draw:textarea-vertical-align="middle" draw:auto-grow-height="false" fo:min-height="0.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75cm" svg:height="1.5cm" svg:x="5.5cm" svg:y="4.25cm">
          <text:p text:style-name="P1"><text:span text:style-name="T1">Structure to relations</text:span></text:p>
          <text:p text:style-name="P1"><text:span text:style-name="T1">conversion 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25cm" svg:height="1cm" svg:x="4.25cm" svg:y="1.75cm">
          <text:p text:style-name="P1"><text:span text:style-name="T1">Size and inset consta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25cm" svg:height="1cm" svg:x="12.25cm" svg:y="2.95cm">
          <text:p text:style-name="P1"><text:span text:style-name="T1">Guid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cm" svg:height="1cm" svg:x="8.25cm" svg:y="1.75cm">
          <text:p text:style-name="P1"><text:span text:style-name="T1">Structu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75cm" svg:y1="2.75cm" svg:x2="7.875cm" svg:y2="4.25cm" draw:start-shape="id1" draw:start-glue-point="2" svg:d="M5875 2750v1001h2000v499" svg:viewBox="0 0 2001 1501">
          <text:p/>
        </draw:connector>
        <draw:connector draw:style-name="gr3" draw:text-style-name="P3" draw:layer="layout" svg:x1="9.875cm" svg:y1="2.75cm" svg:x2="7.875cm" svg:y2="4.25cm" draw:start-shape="id2" draw:start-glue-point="2" svg:d="M9875 2750v1001h-2000v499" svg:viewBox="0 0 2001 1501">
          <text:p/>
        </draw:connector>
        <draw:custom-shape draw:style-name="gr4" draw:text-style-name="P2" xml:id="id3" draw:id="id3" draw:layer="layout" svg:width="5cm" svg:height="1.5cm" svg:x="9cm" svg:y="7cm">
          <text:p text:style-name="P1"><text:span text:style-name="T1">Structure relations and guideline to </text:span><text:span text:style-name="T2">instances synthesizer</text:span><text:span text:style-name="T1">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7.875cm" svg:y1="5.75cm" svg:x2="11.5cm" svg:y2="7cm" draw:end-shape="id3" draw:end-glue-point="0" svg:d="M7875 5750v375h3625v875" svg:viewBox="0 0 3626 1251">
          <text:p/>
        </draw:connector>
        <draw:connector draw:style-name="gr3" draw:text-style-name="P3" draw:layer="layout" svg:x1="13.875cm" svg:y1="3.95cm" svg:x2="11.5cm" svg:y2="7cm" draw:start-shape="id4" draw:start-glue-point="2" draw:end-shape="id3" svg:d="M13875 3950v1525h-2375v1525" svg:viewBox="0 0 2376 3051">
          <text:p/>
        </draw:connector>
        <draw:g>
          <draw:custom-shape draw:style-name="gr5" draw:text-style-name="P2" xml:id="id5" draw:id="id5" draw:layer="layout" svg:width="5cm" svg:height="1.5cm" svg:x="9cm" svg:y="9.75cm">
            <text:p text:style-name="P1"><text:span text:style-name="T1">Layout Instances synthes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5cm" svg:height="0.5cm" svg:x="7.5cm" svg:y="10.25cm">
            <text:p text:style-name="P1"><text:span text:style-name="T1">run*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3" draw:layer="layout" svg:x1="11.5cm" svg:y1="8.5cm" svg:x2="11.5cm" svg:y2="9.75cm" draw:start-shape="id3" draw:start-glue-point="2" draw:end-shape="id5" draw:end-glue-point="0" svg:d="M11500 8500v1250" svg:viewBox="0 0 1 1251">
          <text:p/>
        </draw:connector>
        <draw:custom-shape draw:style-name="gr4" draw:text-style-name="P2" xml:id="id6" draw:id="id6" draw:layer="layout" svg:width="5cm" svg:height="1.5cm" svg:x="9cm" svg:y="12.5cm">
          <text:p text:style-name="P1"><text:span text:style-name="T1">Single maximal hypercube constr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5cm" svg:y1="11.25cm" svg:x2="11.5cm" svg:y2="12.5cm" draw:start-shape="id5" draw:start-glue-point="2" draw:end-shape="id6" draw:end-glue-point="0" svg:d="M11500 11250v1250" svg:viewBox="0 0 1 1251">
          <text:p/>
        </draw:connector>
        <draw:frame draw:style-name="gr8" draw:text-style-name="P4" draw:layer="layout" svg:width="2.75cm" svg:height="0.75cm" svg:x="11.5cm" svg:y="11.5cm">
          <draw:text-box>
            <text:p><text:span text:style-name="T3">Instances</text:span></text:p>
          </draw:text-box>
        </draw:frame>
        <draw:custom-shape draw:style-name="gr5" draw:text-style-name="P2" xml:id="id7" draw:id="id7" draw:layer="layout" svg:width="5cm" svg:height="1.5cm" svg:x="9cm" svg:y="15.25cm">
          <text:p text:style-name="P1"><text:span text:style-name="T1">Conflict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5cm" svg:height="0.5cm" svg:x="7.5cm" svg:y="15.75cm">
          <text:p text:style-name="P1"><text:span text:style-name="T1">run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5cm" svg:y1="14cm" svg:x2="11.5cm" svg:y2="15.25cm" draw:start-shape="id6" draw:start-glue-point="2" draw:end-shape="id7" draw:end-glue-point="0" svg:d="M11500 14000v1250" svg:viewBox="0 0 1 1251">
          <text:p/>
        </draw:connector>
        <draw:custom-shape draw:style-name="gr5" draw:text-style-name="P2" xml:id="id8" draw:id="id8" draw:layer="layout" svg:width="5cm" svg:height="1.5cm" svg:x="9cm" svg:y="18cm">
          <text:p text:style-name="P1"><text:span text:style-name="T1">Conflict Elimi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5cm" svg:height="0.5cm" svg:x="7.5cm" svg:y="18.5cm">
          <text:p text:style-name="P1"><text:span text:style-name="T1">run*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.75cm" svg:height="1.039cm" svg:x="11.5cm" svg:y="14.051cm">
          <draw:text-box>
            <text:p text:style-name="P5"><text:span text:style-name="T4">Maximal hypercube </text:span></text:p>
          </draw:text-box>
        </draw:frame>
        <draw:connector draw:style-name="gr3" draw:text-style-name="P3" draw:layer="layout" svg:x1="11.5cm" svg:y1="16.75cm" svg:x2="11.5cm" svg:y2="18cm" draw:start-shape="id7" draw:start-glue-point="2" draw:end-shape="id8" draw:end-glue-point="0" svg:d="M11500 16750v1250" svg:viewBox="0 0 1 1251">
          <text:p/>
        </draw:connector>
        <draw:frame draw:style-name="gr9" draw:text-style-name="P4" draw:layer="layout" svg:width="2.75cm" svg:height="1.039cm" svg:x="11.5cm" svg:y="16.861cm">
          <draw:text-box>
            <text:p><text:span text:style-name="T5">Maximal hypercube </text:span></text:p>
          </draw:text-box>
        </draw:frame>
        <draw:line draw:style-name="gr10" draw:text-style-name="P6" draw:layer="layout" svg:x1="11.5cm" svg:y1="11.75cm" svg:x2="8.5cm" svg:y2="11.75cm">
          <text:p/>
        </draw:line>
        <draw:line draw:style-name="gr10" draw:text-style-name="P6" draw:layer="layout" svg:x1="8.5cm" svg:y1="11.75cm" svg:x2="8.5cm" svg:y2="14.5cm">
          <text:p/>
        </draw:line>
        <draw:line draw:style-name="gr10" draw:text-style-name="P6" draw:layer="layout" svg:x1="8.5cm" svg:y1="14.5cm" svg:x2="10.75cm" svg:y2="14.5cm">
          <text:p/>
        </draw:line>
        <draw:line draw:style-name="gr11" draw:text-style-name="P6" draw:layer="layout" svg:x1="10.75cm" svg:y1="14.5cm" svg:x2="10.75cm" svg:y2="15.25cm">
          <text:p/>
        </draw:line>
        <draw:custom-shape draw:style-name="gr4" draw:text-style-name="P2" xml:id="id10" draw:id="id10" draw:layer="layout" svg:width="5cm" svg:height="1.5cm" svg:x="9cm" svg:y="21.55cm">
          <text:p text:style-name="P1"><text:span text:style-name="T1">System of inequalities ex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5cm" svg:y1="19.5cm" svg:x2="11.5cm" svg:y2="20.8cm" draw:start-shape="id8" draw:start-glue-point="2" draw:end-shape="id9" draw:end-glue-point="0" svg:d="M11500 19500v1300" svg:viewBox="0 0 1 1301">
          <text:p/>
        </draw:connector>
        <draw:frame draw:style-name="gr12" draw:text-style-name="P4" draw:layer="layout" svg:width="3.3cm" svg:height="1.433cm" svg:x="11.45cm" svg:y="19.611cm">
          <draw:text-box>
            <text:p><text:span text:style-name="T5">Non-conflicting hypercubes</text:span></text:p>
          </draw:text-box>
        </draw:frame>
        <draw:line draw:style-name="gr10" draw:text-style-name="P6" draw:layer="layout" svg:x1="4.75cm" svg:y1="2.75cm" svg:x2="4.75cm" svg:y2="22.35cm">
          <text:p/>
        </draw:line>
        <draw:line draw:style-name="gr13" draw:text-style-name="P6" draw:layer="layout" svg:x1="9cm" svg:y1="22.35cm" svg:x2="4.75cm" svg:y2="22.35cm">
          <text:p/>
        </draw:line>
        <draw:frame draw:style-name="gr14" draw:text-style-name="P4" draw:layer="layout" svg:width="2.25cm" svg:height="0.645cm" svg:x="6.5cm" svg:y="21.8cm">
          <draw:text-box>
            <text:p><text:span text:style-name="T5">Constants</text:span></text:p>
          </draw:text-box>
        </draw:frame>
        <draw:line draw:style-name="gr10" draw:text-style-name="P6" draw:layer="layout" svg:x1="11.5cm" svg:y1="2.25cm" svg:x2="16.25cm" svg:y2="2.25cm">
          <text:p/>
        </draw:line>
        <draw:line draw:style-name="gr10" draw:text-style-name="P6" draw:layer="layout" svg:x1="16.25cm" svg:y1="2.25cm" svg:x2="16.25cm" svg:y2="22.35cm">
          <text:p/>
        </draw:line>
        <draw:line draw:style-name="gr15" draw:text-style-name="P6" draw:layer="layout" svg:x1="16.25cm" svg:y1="22.35cm" svg:x2="14cm" svg:y2="22.35cm">
          <text:p/>
        </draw:line>
        <draw:frame draw:style-name="gr14" draw:text-style-name="P4" draw:layer="layout" svg:width="2.25cm" svg:height="0.645cm" svg:x="14.3cm" svg:y="21.801cm">
          <draw:text-box>
            <text:p><text:span text:style-name="T5">Structure</text:span></text:p>
          </draw:text-box>
        </draw:frame>
        <draw:custom-shape draw:style-name="gr4" draw:text-style-name="P2" xml:id="id11" draw:id="id11" draw:layer="layout" svg:width="5cm" svg:height="1.5cm" svg:x="9cm" svg:y="24.3cm">
          <text:p text:style-name="P1"><text:span text:style-name="T1">Z3 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5cm" svg:y1="23.05cm" svg:x2="11.5cm" svg:y2="24.3cm" draw:start-shape="id10" draw:start-glue-point="2" draw:end-shape="id11" draw:end-glue-point="0" svg:d="M11500 23050v1250" svg:viewBox="0 0 1 1251">
          <text:p/>
        </draw:connector>
        <draw:custom-shape draw:style-name="gr16" draw:text-style-name="P2" xml:id="id9" draw:id="id9" draw:layer="layout" svg:width="5cm" svg:height="0.75cm" svg:x="9cm" svg:y="20.8cm">
          <text:p text:style-name="P1"><text:span text:style-name="T1">For each hyper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25cm" svg:height="1cm" svg:x="9.88cm" svg:y="27.05cm">
          <text:p text:style-name="P1"><text:span text:style-name="T1">Layouts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1.5cm" svg:y1="27.05cm" svg:x2="11.5cm" svg:y2="2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40" svg:d="M0 40l10-40 10 4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5T23:56:04.539000000</meta:creation-date>
    <dc:date>2023-05-06T10:47:11.734942577</dc:date>
    <meta:editing-duration>PT55M31S</meta:editing-duration>
    <meta:editing-cycles>4</meta:editing-cycles>
    <meta:generator>LibreOffice/7.3.7.2$Linux_X86_64 LibreOffice_project/30$Build-2</meta:generator>
    <meta:document-statistic meta:object-count="43"/>
  </office:meta>
</office:document-meta>
</file>